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e sans serif" svg:font-family="Liberate sans serif" style:font-family-generic="roman" svg:panose-1="0 0 0 0 0 0 0 0 0 0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color="#111111" fo:font-size="16pt" style:font-size-asian="16pt" style:font-size-complex="16pt" style:text-underline-type="single" style:text-underline-style="solid" style:text-underline-width="bold" style:text-underline-mode="continuous"/>
    </style:style>
    <style:style style:name="P2" style:parent-style-name="Standard" style:family="paragraph">
      <style:text-properties fo:color="#111111" fo:font-size="16pt" style:font-size-asian="16pt" style:font-size-complex="16pt" style:text-underline-type="single" style:text-underline-style="solid" style:text-underline-width="bold" style:text-underline-mode="continuous"/>
    </style:style>
    <style:style style:name="T3" style:parent-style-name="Policepardéfaut" style:family="text">
      <style:text-properties fo:color="#111111" fo:font-size="16pt" style:font-size-asian="16pt" style:font-size-complex="16pt" style:text-underline-type="single" style:text-underline-style="solid" style:text-underline-width="bold" style:text-underline-mode="continuous"/>
    </style:style>
    <style:style style:name="T4" style:parent-style-name="Policepardéfaut" style:family="text">
      <style:text-properties style:font-name="Liberate sans serif" fo:color="#770088"/>
    </style:style>
    <style:style style:name="T5" style:parent-style-name="Policepardéfaut" style:family="text">
      <style:text-properties style:font-name="Liberate sans serif" fo:color="#770088"/>
    </style:style>
    <style:style style:name="T6" style:parent-style-name="Policepardéfaut" style:family="text">
      <style:text-properties style:font-name="Liberate sans serif" fo:color="#444444"/>
    </style:style>
    <style:style style:name="T7" style:parent-style-name="Policepardéfaut" style:family="text">
      <style:text-properties style:font-name="Liberate sans serif" fo:color="#444444"/>
    </style:style>
    <style:style style:name="T8" style:parent-style-name="Policepardéfaut" style:family="text">
      <style:text-properties style:font-name="Liberate sans serif" fo:color="#770088"/>
    </style:style>
    <style:style style:name="T9" style:parent-style-name="Policepardéfaut" style:family="text">
      <style:text-properties style:font-name="Liberate sans serif" fo:color="#444444"/>
    </style:style>
    <style:style style:name="T10" style:parent-style-name="Policepardéfaut" style:family="text">
      <style:text-properties style:font-name="Liberate sans serif" fo:color="#444444"/>
    </style:style>
    <style:style style:name="T11" style:parent-style-name="Policepardéfaut" style:family="text">
      <style:text-properties style:font-name="Liberate sans serif" fo:color="#770088"/>
    </style:style>
    <style:style style:name="T12" style:parent-style-name="Policepardéfaut" style:family="text">
      <style:text-properties style:font-name="Liberate sans serif" fo:color="#444444"/>
    </style:style>
    <style:style style:name="T13" style:parent-style-name="Policepardéfaut" style:family="text">
      <style:text-properties style:font-name="Liberate sans serif" fo:color="#770088"/>
    </style:style>
    <style:style style:name="T14" style:parent-style-name="Policepardéfaut" style:family="text">
      <style:text-properties style:font-name="Liberate sans serif" fo:color="#444444"/>
    </style:style>
    <style:style style:name="T15" style:parent-style-name="Policepardéfaut" style:family="text">
      <style:text-properties style:font-name="Liberate sans serif" fo:color="#770088"/>
    </style:style>
    <style:style style:name="T16" style:parent-style-name="Policepardéfaut" style:family="text">
      <style:text-properties style:font-name="Liberate sans serif" fo:color="#444444"/>
    </style:style>
    <style:style style:name="T17" style:parent-style-name="Policepardéfaut" style:family="text">
      <style:text-properties style:font-name="Liberate sans serif" fo:color="#999977"/>
    </style:style>
    <style:style style:name="T18" style:parent-style-name="Policepardéfaut" style:family="text">
      <style:text-properties style:font-name="Liberate sans serif" fo:color="#444444"/>
    </style:style>
    <style:style style:name="T19" style:parent-style-name="Policepardéfaut" style:family="text">
      <style:text-properties style:font-name="Liberate sans serif" fo:color="#0055AA"/>
    </style:style>
    <style:style style:name="T20" style:parent-style-name="Policepardéfaut" style:family="text">
      <style:text-properties style:font-name="Liberate sans serif" fo:color="#FF00FF"/>
    </style:style>
    <style:style style:name="T21" style:parent-style-name="Policepardéfaut" style:family="text">
      <style:text-properties style:font-name="Liberate sans serif" fo:color="#444444"/>
    </style:style>
    <style:style style:name="T22" style:parent-style-name="Policepardéfaut" style:family="text">
      <style:text-properties style:font-name="Liberate sans serif" fo:color="#0055AA"/>
    </style:style>
    <style:style style:name="T23" style:parent-style-name="Policepardéfaut" style:family="text">
      <style:text-properties style:font-name="Liberate sans serif" fo:color="#999977"/>
    </style:style>
    <style:style style:name="T24" style:parent-style-name="Policepardéfaut" style:family="text">
      <style:text-properties style:font-name="Liberate sans serif" fo:color="#444444"/>
    </style:style>
    <style:style style:name="T25" style:parent-style-name="Policepardéfaut" style:family="text">
      <style:text-properties style:font-name="Liberate sans serif" fo:color="#770088"/>
    </style:style>
    <style:style style:name="T26" style:parent-style-name="Policepardéfaut" style:family="text">
      <style:text-properties style:font-name="Liberate sans serif" fo:color="#444444"/>
    </style:style>
    <style:style style:name="T27" style:parent-style-name="Policepardéfaut" style:family="text">
      <style:text-properties style:font-name="Liberate sans serif" fo:color="#444444"/>
    </style:style>
    <style:style style:name="T28" style:parent-style-name="Policepardéfaut" style:family="text">
      <style:text-properties style:font-name="Liberate sans serif" fo:color="#770088"/>
    </style:style>
    <style:style style:name="T29" style:parent-style-name="Policepardéfaut" style:family="text">
      <style:text-properties style:font-name="Liberate sans serif" fo:color="#444444"/>
    </style:style>
    <style:style style:name="T30" style:parent-style-name="Policepardéfaut" style:family="text">
      <style:text-properties style:font-name="Liberate sans serif" fo:color="#AA1111"/>
    </style:style>
    <style:style style:name="T31" style:parent-style-name="Policepardéfaut" style:family="text">
      <style:text-properties style:font-name="Liberate sans serif" fo:color="#444444"/>
    </style:style>
    <style:style style:name="P32" style:parent-style-name="Standard" style:family="paragraph">
      <style:text-properties fo:font-size="16pt" style:font-size-asian="16pt" style:font-size-complex="16pt" style:text-underline-type="single" style:text-underline-style="solid" style:text-underline-width="bold" style:text-underline-mode="continuous"/>
    </style:style>
    <style:style style:name="P33" style:parent-style-name="Standard" style:family="paragraph">
      <style:text-properties style:font-name-complex="Liberation Serif"/>
    </style:style>
    <style:style style:name="T34" style:parent-style-name="Policepardéfaut" style:family="text">
      <style:text-properties fo:color="#111111" fo:font-size="16pt" style:font-size-asian="16pt" style:font-size-complex="16pt" style:text-underline-type="single" style:text-underline-style="solid" style:text-underline-width="bold" style:text-underline-mode="continuous"/>
    </style:style>
    <style:style style:name="T35" style:parent-style-name="Policepardéfaut" style:family="text">
      <style:text-properties style:font-name-complex="Liberation Serif" fo:color="#770088"/>
    </style:style>
    <style:style style:name="T36" style:parent-style-name="Policepardéfaut" style:family="text">
      <style:text-properties style:font-name-complex="Liberation Serif" fo:color="#444444"/>
    </style:style>
    <style:style style:name="T37" style:parent-style-name="Policepardéfaut" style:family="text">
      <style:text-properties style:font-name-complex="Liberation Serif" fo:color="#444444"/>
    </style:style>
    <style:style style:name="T38" style:parent-style-name="Policepardéfaut" style:family="text">
      <style:text-properties style:font-name-complex="Liberation Serif" fo:color="#770088"/>
    </style:style>
    <style:style style:name="T39" style:parent-style-name="Policepardéfaut" style:family="text">
      <style:text-properties style:font-name-complex="Liberation Serif" fo:color="#444444"/>
    </style:style>
    <style:style style:name="T40" style:parent-style-name="Policepardéfaut" style:family="text">
      <style:text-properties style:font-name-complex="Liberation Serif" fo:color="#444444"/>
    </style:style>
    <style:style style:name="T41" style:parent-style-name="Policepardéfaut" style:family="text">
      <style:text-properties style:font-name-complex="Liberation Serif" fo:color="#770088"/>
    </style:style>
    <style:style style:name="T42" style:parent-style-name="Policepardéfaut" style:family="text">
      <style:text-properties style:font-name-complex="Liberation Serif" fo:color="#444444"/>
    </style:style>
    <style:style style:name="T43" style:parent-style-name="Policepardéfaut" style:family="text">
      <style:text-properties style:font-name-complex="Liberation Serif" fo:color="#770088"/>
    </style:style>
    <style:style style:name="T44" style:parent-style-name="Policepardéfaut" style:family="text">
      <style:text-properties style:font-name-complex="Liberation Serif" fo:color="#444444"/>
    </style:style>
    <style:style style:name="T45" style:parent-style-name="Policepardéfaut" style:family="text">
      <style:text-properties style:font-name-complex="Liberation Serif" fo:color="#770088"/>
    </style:style>
    <style:style style:name="T46" style:parent-style-name="Policepardéfaut" style:family="text">
      <style:text-properties style:font-name-complex="Liberation Serif" fo:color="#999977"/>
    </style:style>
    <style:style style:name="T47" style:parent-style-name="Policepardéfaut" style:family="text">
      <style:text-properties style:font-name-complex="Liberation Serif" fo:color="#444444"/>
    </style:style>
    <style:style style:name="T48" style:parent-style-name="Policepardéfaut" style:family="text">
      <style:text-properties style:font-name-complex="Liberation Serif" fo:color="#0055AA"/>
    </style:style>
    <style:style style:name="T49" style:parent-style-name="Policepardéfaut" style:family="text">
      <style:text-properties style:font-name-complex="Liberation Serif" fo:color="#FF00FF"/>
    </style:style>
    <style:style style:name="T50" style:parent-style-name="Policepardéfaut" style:family="text">
      <style:text-properties style:font-name-complex="Liberation Serif" fo:color="#444444"/>
    </style:style>
    <style:style style:name="T51" style:parent-style-name="Policepardéfaut" style:family="text">
      <style:text-properties style:font-name-complex="Liberation Serif" fo:color="#0055AA"/>
    </style:style>
    <style:style style:name="T52" style:parent-style-name="Policepardéfaut" style:family="text">
      <style:text-properties style:font-name-complex="Liberation Serif" fo:color="#999977"/>
    </style:style>
    <style:style style:name="T53" style:parent-style-name="Policepardéfaut" style:family="text">
      <style:text-properties style:font-name-complex="Liberation Serif" fo:color="#444444"/>
    </style:style>
    <style:style style:name="T54" style:parent-style-name="Policepardéfaut" style:family="text">
      <style:text-properties style:font-name-complex="Liberation Serif" fo:color="#770088"/>
    </style:style>
    <style:style style:name="T55" style:parent-style-name="Policepardéfaut" style:family="text">
      <style:text-properties style:font-name-complex="Liberation Serif" fo:color="#444444"/>
    </style:style>
    <style:style style:name="T56" style:parent-style-name="Policepardéfaut" style:family="text">
      <style:text-properties style:font-name-complex="Liberation Serif" fo:color="#444444"/>
    </style:style>
    <style:style style:name="T57" style:parent-style-name="Policepardéfaut" style:family="text">
      <style:text-properties style:font-name-complex="Liberation Serif" fo:color="#770088"/>
    </style:style>
    <style:style style:name="T58" style:parent-style-name="Policepardéfaut" style:family="text">
      <style:text-properties style:font-name-complex="Liberation Serif" fo:color="#444444"/>
    </style:style>
    <style:style style:name="T59" style:parent-style-name="Policepardéfaut" style:family="text">
      <style:text-properties style:font-name-complex="Liberation Serif" fo:color="#AA1111"/>
    </style:style>
    <style:style style:name="P60" style:parent-style-name="Standard" style:family="paragraph">
      <style:text-properties style:font-name="monospace" fo:color="#AA1111" fo:font-size="9.5pt" style:font-size-asian="9.5pt"/>
    </style:style>
    <style:style style:name="P61" style:parent-style-name="Standard" style:family="paragraph">
      <style:text-properties style:font-name="monospace" fo:color="#AA1111" fo:font-size="9.5pt" style:font-size-asian="9.5pt"/>
    </style:style>
    <style:style style:name="T62" style:parent-style-name="Policepardéfaut" style:family="text">
      <style:text-properties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63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style:font-name-complex="Liberation Serif" fo:color="#770088" fo:background-color="#E5E5E5"/>
    </style:style>
    <style:style style:name="P66" style:parent-style-name="Standard" style:family="paragraph">
      <style:text-properties style:font-name-complex="Liberation Serif" fo:color="#770088" fo:background-color="#E5E5E5"/>
    </style:style>
    <style:style style:name="P67" style:parent-style-name="Standard" style:family="paragraph">
      <style:text-properties style:font-name-complex="Liberation Serif" fo:color="#770088" fo:background-color="#E5E5E5"/>
    </style:style>
    <style:style style:name="P68" style:parent-style-name="Standard" style:family="paragraph">
      <style:text-properties style:font-name-complex="Liberation Serif" fo:color="#770088" fo:background-color="#E5E5E5"/>
    </style:style>
    <style:style style:name="P69" style:parent-style-name="Standard" style:family="paragraph">
      <style:text-properties style:font-name-complex="Liberation Serif" fo:color="#770088" fo:background-color="#E5E5E5"/>
    </style:style>
    <style:style style:name="P70" style:parent-style-name="Standard" style:family="paragraph">
      <style:text-properties style:font-name-complex="Liberation Serif" fo:color="#770088" fo:background-color="#E5E5E5"/>
    </style:style>
    <style:style style:name="P71" style:parent-style-name="Standard" style:family="paragraph">
      <style:text-properties style:font-name-complex="Liberation Serif" fo:color="#770088" fo:background-color="#E5E5E5"/>
    </style:style>
    <style:style style:name="P72" style:parent-style-name="Standard" style:family="paragraph">
      <style:text-properties fo:font-size="16pt" style:font-size-asian="16pt" style:font-size-complex="16pt"/>
    </style:style>
    <style:style style:name="P73" style:parent-style-name="Standard" style:family="paragraph">
      <style:text-properties style:font-name-complex="Liberation Serif" fo:color="#770088" fo:font-size="16pt" style:font-size-asian="16pt" style:font-size-complex="16pt" fo:background-color="#E5E5E5"/>
    </style:style>
    <style:style style:name="P74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style:font-name-complex="Liberation Serif" fo:color="#770088" fo:font-size="16pt" style:font-size-asian="16pt" style:font-size-complex="16pt" fo:background-color="#E5E5E5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style:font-name-complex="Liberation Serif" fo:color="#770088" fo:font-size="16pt" style:font-size-asian="16pt" style:font-size-complex="16pt" fo:background-color="#E5E5E5"/>
    </style:style>
    <style:style style:name="P77" style:parent-style-name="Standard" style:family="paragraph">
      <style:text-properties style:font-name-complex="Liberation Serif" fo:color="#770088" fo:background-color="#E5E5E5"/>
    </style:style>
    <style:style style:name="P78" style:parent-style-name="Standard" style:family="paragraph">
      <style:text-properties style:font-name-complex="Liberation Serif"/>
    </style:style>
    <style:style style:name="P7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0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81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82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3/<text:s/>Afin de vérifier l’intégrité des données présentes en base de données, écrivez les requêtes de sélection permettant de récupérer les éléments suivants :</text:p>
      <text:p text:style-name="P2"/>
      <text:p text:style-name="Standard"><text:span text:style-name="T3">La liste des régions pour le continent « Europe »</text:span><text:a xlink:href="http://localhost/phpmyadmin/url.php?url=https://dev.mysql.com/doc/refman/8.0/en/select.html" office:target-frame-name="_top" xlink:show="replace"/></text:p>
      <text:p text:style-name="Standard"><text:a xlink:href="http://localhost/phpmyadmin/url.php?url=https://dev.mysql.com/doc/refman/8.0/en/select.html" office:target-frame-name="_top" xlink:show="replace"><text:span text:style-name="T4">SELEC</text:span></text:a><text:span text:style-name="T5">T</text:span><text:span text:style-name="T6"> </text:span></text:p>
      <text:p text:style-name="Standard"><text:span text:style-name="T7">libelle_région </text:span><text:span text:style-name="T8">FROM</text:span><text:span text:style-name="T9"> t_régions</text:span></text:p>
      <text:p text:style-name="Standard"><text:span text:style-name="T10"> </text:span><text:a xlink:href="http://localhost/phpmyadmin/url.php?url=https://dev.mysql.com/doc/refman/8.0/en/string-functions.html%23function_left" office:target-frame-name="_top" xlink:show="replace"><text:span text:style-name="T11">LEFT</text:span></text:a><text:span text:style-name="T12"> </text:span><text:span text:style-name="T13">JOIN</text:span><text:span text:style-name="T14"> t_continents </text:span><text:span text:style-name="T15">ON</text:span><text:span text:style-name="T16"> </text:span><text:span text:style-name="T17">(</text:span><text:span text:style-name="T18">t_regions</text:span><text:span text:style-name="T19">.continent_id</text:span><text:span text:style-name="T20">=</text:span><text:span text:style-name="T21">t_continents</text:span><text:span text:style-name="T22">.id_continent</text:span><text:span text:style-name="T23">)</text:span></text:p>
      <text:p text:style-name="Standard"><text:span text:style-name="T24"> </text:span><text:span text:style-name="T25">WHERE</text:span><text:span text:style-name="T26"> libelle_continent</text:span></text:p>
      <text:p text:style-name="Standard"><text:span text:style-name="T27"> </text:span><text:a xlink:href="http://localhost/phpmyadmin/url.php?url=https://dev.mysql.com/doc/refman/8.0/en/string-comparison-functions.html%23operator_like" office:target-frame-name="_top" xlink:show="replace"><text:span text:style-name="T28">LIKE</text:span></text:a><text:span text:style-name="T29"> </text:span><text:span text:style-name="T30">'Europe'</text:span><text:span text:style-name="T31">;</text:span></text:p>
      <text:p text:style-name="Standard"/>
      <text:p text:style-name="Standard">SELECT libelle_region From t_regions WHERE continent_id=5 </text:p>
      <text:p text:style-name="Standard"/>
      <text:p text:style-name="Standard"/>
      <text:p text:style-name="P32">La liste des pays pour le continent « Europe »</text:p>
      <text:p text:style-name="Normal"><text:a xlink:href="http://localhost/phpmyadmin/url.php?url=https://dev.mysql.com/doc/refman/8.0/en/select.html" office:target-frame-name="_top" xlink:show="replace"><text:span text:style-name="Lienhypertexte">SELECT</text:span></text:a> </text:p>
      <text:p text:style-name="Normal">libelle_<text:s/>pays FROM t_pays</text:p>
      <text:p text:style-name="Normal"> <text:a xlink:href="http://localhost/phpmyadmin/url.php?url=https://dev.mysql.com/doc/refman/8.0/en/string-functions.html%23function_left" office:target-frame-name="_top" xlink:show="replace"><text:span text:style-name="Lienhypertexte">LEFT</text:span></text:a> JOIN t_continents ON (t_pays.continent_id=t_continents.id_continent)</text:p>
      <text:p text:style-name="Normal"> WHERE libelle<text:s/>_continent</text:p>
      <text:p text:style-name="Normal"> <text:a xlink:href="http://localhost/phpmyadmin/url.php?url=https://dev.mysql.com/doc/refman/8.0/en/string-comparison-functions.html%23operator_like" office:target-frame-name="_top" xlink:show="replace"><text:span text:style-name="Lienhypertexte">LIKE</text:span></text:a> 'Europe';</text:p>
      <text:p text:style-name="P33"/>
      <text:p text:style-name="Standard"><text:a xlink:href="http://localhost/phpmyadmin/url.php?url=https://dev.mysql.com/doc/refman/8.0/en/select.html" office:target-frame-name="_top" xlink:show="replace"/><text:a xlink:href="http://localhost/phpmyadmin/url.php?url=https://dev.mysql.com/doc/refman/8.0/en/select.html" office:target-frame-name="_top" xlink:show="replace"/></text:p>
      <text:p text:style-name="Standard"><text:span text:style-name="T34">La liste des pays pour la région « Afrique Centrale »</text:span></text:p>
      <text:p text:style-name="Standard"><text:a xlink:href="http://localhost/phpmyadmin/url.php?url=https://dev.mysql.com/doc/refman/8.0/en/select.html" office:target-frame-name="_top" xlink:show="replace"><text:span text:style-name="T35">SELECT</text:span></text:a><text:span text:style-name="T36"> </text:span></text:p>
      <text:p text:style-name="Standard"><text:span text:style-name="T37">libelle_pays </text:span><text:span text:style-name="T38">from</text:span><text:span text:style-name="T39"> t_pays</text:span></text:p>
      <text:p text:style-name="Standard"><text:span text:style-name="T40"> </text:span><text:a xlink:href="http://localhost/phpmyadmin/url.php?url=https://dev.mysql.com/doc/refman/8.0/en/string-functions.html%23function_left" office:target-frame-name="_top" xlink:show="replace"><text:span text:style-name="T41">LEFT</text:span></text:a><text:span text:style-name="T42"> </text:span><text:span text:style-name="T43">JOIN</text:span><text:span text:style-name="T44"> t_regions </text:span><text:span text:style-name="T45">ON</text:span><text:span text:style-name="T46">(</text:span><text:span text:style-name="T47">t_pays</text:span><text:span text:style-name="T48">.region_id</text:span><text:span text:style-name="T49">=</text:span><text:span text:style-name="T50">t_regions</text:span><text:span text:style-name="T51">.id_region</text:span><text:span text:style-name="T52">)</text:span></text:p>
      <text:p text:style-name="Standard"><text:span text:style-name="T53"> </text:span><text:span text:style-name="T54">WHERE</text:span><text:span text:style-name="T55"> libelle_region</text:span></text:p>
      <text:p text:style-name="Standard"><text:span text:style-name="T56"> </text:span><text:a xlink:href="http://localhost/phpmyadmin/url.php?url=https://dev.mysql.com/doc/refman/8.0/en/string-comparison-functions.html%23operator_like" office:target-frame-name="_top" xlink:show="replace"><text:span text:style-name="T57">LIKE</text:span></text:a><text:span text:style-name="T58"> </text:span><text:span text:style-name="T59">'Afrique Centrale'</text:span></text:p>
      <text:p text:style-name="P60"/>
      <text:p text:style-name="P61"/>
      <text:p text:style-name="Standard"><text:span text:style-name="T62">Le nombre de pays pour le continent « Océanie »</text:span></text:p>
      <text:p text:style-name="Standard"><text:a xlink:href="http://localhost/phpmyadmin/url.php?url=https://dev.mysql.com/doc/refman/8.0/en/select.html" office:target-frame-name="mysql_doc" xlink:show="replace"><text:span text:style-name="Lienhypertexte">SELECT</text:span></text:a> <text:a xlink:href="http://localhost/phpmyadmin/url.php?url=https://dev.mysql.com/doc/refman/8.0/en/aggregate-functions.html%23function_count" office:target-frame-name="mysql_doc" xlink:show="replace"><text:span text:style-name="Lienhypertexte">COUNT</text:span></text:a></text:p>
      <text:p text:style-name="Standard">(libelle_pays)FROM t_pays</text:p>
      <text:p text:style-name="Standard"><text:a xlink:href="http://localhost/phpmyadmin/url.php?url=https://dev.mysql.com/doc/refman/8.0/en/string-functions.html%23function_left" office:target-frame-name="mysql_doc" xlink:show="replace"><text:span text:style-name="Lienhypertexte">LEFT</text:span></text:a> JOIN t_continents ON (t_pays.continent_id=t_continents.id_continent)</text:p>
      <text:p text:style-name="Standard">WHERE libelle_continent</text:p>
      <text:p text:style-name="Standard"><text:a xlink:href="http://localhost/phpmyadmin/url.php?url=https://dev.mysql.com/doc/refman/8.0/en/string-comparison-functions.html%23operator_like" office:target-frame-name="mysql_doc" xlink:show="replace"><text:span text:style-name="Lienhypertexte">LIKE</text:span></text:a>'Oceanie';</text:p>
      <text:p text:style-name="Standard"/>
      <text:p text:style-name="Standard"/>
      <text:p text:style-name="P63">Le nombre de régions pour le continent « Asie »</text:p>
      <text:p text:style-name="Standard">SELECT COUNT</text:p>
      <text:p text:style-name="Standard">(libelle_region) FROM t_regions</text:p>
      <text:p text:style-name="Standard">LEFT JOIN t_continents ON (t_regions.continent_id=t_continents.id_continent)</text:p>
      <text:p text:style-name="Standard">WHERE libelle_continent<text:s/></text:p>
      <text:p text:style-name="Standard">LIKE'Asie';</text:p>
      <text:p text:style-name="Standard"/>
      <text:p text:style-name="Standard"/>
      <text:p text:style-name="P64">Le nombre de régions pour le continent « Amérique Septentrionale »</text:p>
      <text:p text:style-name="P65">SELECT COUNT</text:p>
      <text:p text:style-name="P66">(libelle_region) FROM t_regions</text:p>
      <text:soft-page-break/>
      <text:p text:style-name="P67">LEFT JOIN t_continents ON (t_regions.continent_id=t_continents.id_continent) WHERE libelle_continent</text:p>
      <text:p text:style-name="P68">LIKE'Amerique Septentrionale';</text:p>
      <text:p text:style-name="P69"/>
      <text:p text:style-name="P70"/>
      <text:p text:style-name="P71"/>
      <text:p text:style-name="P72">4/<text:s/>L’INED vous demande d’établir des résultats statistiques par rapport aux données qu’elle vous a fournies. Voici la liste des résultats qu’elle souhaite récupérer :</text:p>
      <text:p text:style-name="P73"/>
      <text:p text:style-name="P74">La population totale par continent</text:p>
      <text:p text:style-name="P75"/>
      <text:p text:style-name="P76"/>
      <text:p text:style-name="P77"/>
      <text:p text:style-name="P78"/>
      <text:p text:style-name="P79"/>
      <text:p text:style-name="P80">Le continent du monde disposant de la plus grande population</text:p>
      <text:p text:style-name="Standard">SELECT<text:s/></text:p>
      <text:p text:style-name="Standard">libelle_continent,</text:p>
      <text:p text:style-name="Standard">SUM(population_pays)</text:p>
      <text:p text:style-name="Standard">FROM t_pays<text:s/></text:p>
      <text:p text:style-name="Standard">LEFT JOIN t_continents ON (t_continents.id_continent=t_pays.continent_id)<text:s/></text:p>
      <text:p text:style-name="Standard">GROUP BY libelle_continent</text:p>
      <text:p text:style-name="Standard">ORDER BY SUM</text:p>
      <text:p text:style-name="Standard">(population_pays) DESC LIMIT 1;</text:p>
      <text:p text:style-name="Standard"/>
      <text:p text:style-name="Standard"/>
      <text:p text:style-name="P81">CREATE VIEW continent<text:s/>plus<text:s/>grande<text:s/>population<text:s/></text:p>
      <text:p text:style-name="Standard">AS SELECT<text:s/></text:p>
      <text:p text:style-name="Standard">libelle_continent,</text:p>
      <text:p text:style-name="Standard">SUM(population_pays)<text:s/></text:p>
      <text:p text:style-name="Standard">FROM t_pays<text:s/></text:p>
      <text:p text:style-name="Standard">LEFT JOIN t_continents ON (t_continents.id_continent=t_pays.continent_id)</text:p>
      <text:p text:style-name="Standard">GROUP BY libelle_continent<text:s/></text:p>
      <text:p text:style-name="Standard">ORDER BY SUM</text:p>
      <text:p text:style-name="Standard">(population_pays) DESC LIMIT 1;</text:p>
      <text:p text:style-name="Standard"/>
      <text:p text:style-name="Standard"/>
      <text:p text:style-name="P82">La même requête avec le renommage des entêtes de colonnes à afficher</text:p>
      <text:p text:style-name="Standard">SELECT<text:s/></text:p>
      <text:p text:style-name="Standard">libelle_continent AS 'Nom du continent',</text:p>
      <text:p text:style-name="Standard">SUM(population_pays)<text:s/></text:p>
      <text:p text:style-name="Standard">AS 'Population du continent'<text:s/></text:p>
      <text:p text:style-name="Standard">FROM t_pays<text:s/></text:p>
      <text:p text:style-name="Standard">LEFT JOIN t_continents ON (t_continents.id_continent=t_pays.continent_id)<text:s/></text:p>
      <text:p text:style-name="Standard">GROUP BY libelle_continent<text:s/></text:p>
      <text:p text:style-name="Standard">ORDER BY SUM</text:p>
      <text:p text:style-name="Standard">(population_pays) DESC LIMIT 1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e sans serif" svg:font-family="Liberate sans serif" style:font-family-generic="roman" svg:panose-1="0 0 0 0 0 0 0 0 0 0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messagelistitem-zz7v6g" style:display-name="messagelistitem-zz7v6g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latin12compacttimestamp-2g5xjd" style:display-name="latin12compacttimestamp-2g5xjd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agiaire</dc:creator>
    <meta:creation-date>2023-08-24T14:44:00Z</meta:creation-date>
    <dc:date>2023-08-25T09:19:00Z</dc:date>
    <meta:template xlink:href="Normal.dotm" xlink:type="simple"/>
    <meta:editing-cycles>11</meta:editing-cycles>
    <meta:editing-duration>PT12480S</meta:editing-duration>
    <meta:document-statistic meta:page-count="2" meta:paragraph-count="9" meta:word-count="714" meta:character-count="4633" meta:row-count="32" meta:non-whitespace-character-count="3928"/>
  </office:meta>
</office:document-meta>
</file>